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visible" draw:shadow-offset-x="0.2cm" draw:shadow-offset-y="0.2cm" draw:shadow-opacity="2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3cm" svg:height="2cm" svg:x="1cm" svg:y="1cm">
          <text:p text:style-name="P1">DjvuTextEditor</text:p>
        </draw:rect>
        <draw:rect draw:style-name="gr1" draw:text-style-name="P1" draw:layer="layout" svg:width="13cm" svg:height="1cm" svg:x="1cm" svg:y="3.5cm">
          <text:p text:style-name="P1">Swing</text:p>
        </draw:rect>
        <draw:rect draw:style-name="gr1" draw:text-style-name="P1" draw:layer="layout" svg:width="7.353cm" svg:height="1cm" svg:x="1cm" svg:y="6.4cm">
          <text:p text:style-name="P1">Internals Swing wrappers</text:p>
        </draw:rect>
        <draw:rect draw:style-name="gr1" draw:text-style-name="P1" draw:layer="layout" svg:width="7.353cm" svg:height="2.5cm" svg:x="1cm" svg:y="7.9cm">
          <text:p text:style-name="P1">DjvuJava</text:p>
        </draw:rect>
        <draw:rect draw:style-name="gr1" draw:text-style-name="P1" draw:layer="layout" svg:width="4.942cm" svg:height="1cm" svg:x="9.058cm" svg:y="6.4cm">
          <text:p text:style-name="P1">Shell commands</text:p>
        </draw:rect>
        <draw:rect draw:style-name="gr1" draw:text-style-name="P1" draw:layer="layout" svg:width="4.942cm" svg:height="2.5cm" svg:x="9.058cm" svg:y="7.9cm">
          <text:p text:style-name="P1">DjvuSed</text:p>
        </draw:rect>
        <draw:rect draw:style-name="gr1" draw:text-style-name="P1" draw:layer="layout" svg:width="13cm" svg:height="1cm" svg:x="1cm" svg:y="5cm">
          <text:p text:style-name="P1">Application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Nicolas de Marqué</meta:initial-creator>
    <meta:creation-date>2011-10-14T01:20:19.70</meta:creation-date>
    <dc:date>2011-10-14T01:32:27.65</dc:date>
    <dc:creator>Nicolas de Marqué</dc:creator>
    <meta:editing-duration>PT12M12S</meta:editing-duration>
    <meta:editing-cycles>1</meta:editing-cycles>
    <meta:document-statistic meta:object-count="7"/>
    <meta:generator>OpenOffice.org/3.3$Win32 OpenOffice.org_project/330m20$Build-9567</meta:generator>
  </office:meta>
</office:document-meta>
</file>